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="Symmetric_20_Arrow" draw:marker-end-width="0.379cm" draw:fill="solid" fo:padding-top="0.153cm" fo:padding-bottom="2.185cm" fo:padding-left="0.276cm" fo:padding-right="0.276cm"/>
    </style:style>
    <style:style style:name="gr2" style:family="graphic" style:parent-style-name="objectwithoutfill">
      <style:graphic-properties svg:stroke-width="0.053cm" svg:stroke-color="#000000" draw:marker-start-width="0.279cm" draw:marker-end="Arrow" draw:marker-end-width="0.379cm" draw:fill="solid" draw:fill-color="#d4ea6b" fo:padding-top="0.153cm" fo:padding-bottom="2.185cm" fo:padding-left="0.276cm" fo:padding-right="0.276cm"/>
    </style:style>
    <style:style style:name="gr3" style:family="graphic" style:parent-style-name="objectwithoutfill">
      <style:graphic-properties svg:stroke-width="0.053cm" svg:stroke-color="#729fcf" draw:marker-start-width="0.279cm" draw:marker-end="Symmetric_20_Arrow" draw:marker-end-width="0.379cm" draw:fill="solid" fo:padding-top="0.153cm" fo:padding-bottom="2.185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b2b2b2" draw:textarea-horizontal-align="justify" draw:textarea-vertical-align="middle" draw:auto-grow-height="false" fo:min-height="0.968cm" fo:min-width="1.353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solid" draw:fill-color="#d4ea6b" draw:textarea-horizontal-align="justify" draw:textarea-vertical-align="middle" draw:auto-grow-height="false" fo:min-height="0.333cm" fo:min-width="0.21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solid" draw:fill-color="#ffa6a6" draw:textarea-horizontal-align="justify" draw:textarea-vertical-align="middle" draw:auto-grow-height="false" fo:min-height="0.333cm" fo:min-width="0.21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solid" draw:fill-color="#b2b2b2" draw:textarea-horizontal-align="justify" draw:textarea-vertical-align="middle" draw:auto-grow-height="false" fo:min-height="0.333cm" fo:min-width="4.147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solid" draw:fill-color="#d4ea6b" draw:textarea-horizontal-align="justify" draw:textarea-vertical-align="middle" draw:auto-grow-height="false" fo:min-height="0.333cm" fo:min-width="1.353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solid" draw:fill-color="#ffa6a6" draw:textarea-horizontal-align="justify" draw:textarea-vertical-align="middle" draw:auto-grow-height="false" fo:min-height="0.333cm" fo:min-width="0.718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solid" draw:fill-color="#b2b2b2" draw:textarea-horizontal-align="justify" draw:textarea-vertical-align="middle" draw:auto-grow-height="false" fo:min-height="0.968cm" fo:min-width="3.258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solid" draw:fill-color="#ffa6a6" draw:textarea-horizontal-align="justify" draw:textarea-vertical-align="middle" draw:auto-grow-height="false" fo:min-height="0.333cm" fo:min-width="1.353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solid" draw:fill-color="#d4ea6b" draw:textarea-horizontal-align="justify" draw:textarea-vertical-align="middle" draw:auto-grow-height="false" fo:min-height="0.333cm" fo:min-width="1.607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solid" draw:fill-color="#ffa6a6" draw:textarea-horizontal-align="justify" draw:textarea-vertical-align="middle" draw:auto-grow-height="false" fo:min-height="0.333cm" fo:min-width="1.607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solid" draw:fill-color="#b2b2b2" draw:textarea-horizontal-align="justify" draw:textarea-vertical-align="middle" draw:auto-grow-height="false" fo:min-height="0.333cm" fo:min-width="1.734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-color="#ffa6a6" draw:textarea-horizontal-align="justify" draw:textarea-vertical-align="middle" draw:auto-grow-height="false" fo:min-height="0.333cm" fo:min-width="0.21cm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d4ea6b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b2b2b2"/>
      <style:paragraph-properties fo:text-align="start"/>
      <style:text-properties style:font-name="Source Code Pro1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d4ea6b"/>
      <style:paragraph-properties fo:text-align="center"/>
      <style:text-properties style:font-name="Source Code Pro1" fo:font-size="13pt" style:font-size-asian="13pt" style:font-size-complex="13pt"/>
    </style:style>
    <style:style style:name="P7" style:family="paragraph">
      <loext:graphic-properties draw:fill="solid" draw:fill-color="#ffa6a6"/>
      <style:paragraph-properties fo:text-align="center"/>
      <style:text-properties style:font-name="Source Code Pro1" fo:font-size="13pt" style:font-size-asian="13pt" style:font-size-complex="13pt"/>
    </style:style>
    <style:style style:name="P8" style:family="paragraph">
      <loext:graphic-properties draw:fill="solid" draw:fill-color="#b2b2b2"/>
      <style:paragraph-properties fo:text-align="center"/>
      <style:text-properties style:font-name="Source Code Pro1" fo:font-size="13pt" style:font-size-asian="13pt" style:font-size-complex="13pt"/>
    </style:style>
    <style:style style:name="P9" style:family="paragraph">
      <loext:graphic-properties draw:fill-color="#ffa6a6"/>
      <style:paragraph-properties fo:text-align="center"/>
      <style:text-properties fo:font-size="13pt" style:font-size-asian="13pt" style:font-size-complex="13pt"/>
    </style:style>
    <style:style style:name="P10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name="Source Code Pro1"/>
    </style:style>
    <style:style style:name="T2" style:family="text">
      <style:text-properties style:font-name="Source Code Pro1" fo:font-size="13pt" style:font-size-asian="13pt" style:font-size-complex="13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style:font-name="Source Code Pro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7.366cm" svg:y1="1.745cm" svg:x2="7.366cm" svg:y2="3.969cm" draw:start-shape="id1" draw:start-glue-point="5" draw:end-shape="id2" draw:end-glue-point="4" svg:d="M7366 1745h527v2224h-527" svg:viewBox="0 0 528 2225">
          <text:p/>
        </draw:connector>
        <draw:connector draw:style-name="gr2" draw:text-style-name="P2" draw:layer="layout" draw:type="lines" svg:x1="1.905cm" svg:y1="0.317cm" svg:x2="5.08cm" svg:y2="0.317cm" draw:start-shape="id3" draw:start-glue-point="1" draw:end-shape="id4" draw:end-glue-point="3" svg:d="M1905 317h527 2121 527" svg:viewBox="0 0 3176 1">
          <text:p/>
        </draw:connector>
        <draw:connector draw:style-name="gr3" draw:text-style-name="P1" draw:layer="layout" draw:line-skew="0.743cm" svg:x1="7.366cm" svg:y1="0.475cm" svg:x2="7.366cm" svg:y2="2.064cm" draw:start-shape="id5" draw:start-glue-point="5" draw:end-shape="id6" draw:end-glue-point="4" svg:d="M7366 475h1270v1589h-1270" svg:viewBox="0 0 1271 1590">
          <text:p/>
        </draw:connector>
        <draw:connector draw:style-name="gr3" draw:text-style-name="P1" draw:layer="layout" draw:line-skew="0.489cm" svg:x1="7.366cm" svg:y1="2.38cm" svg:x2="7.366cm" svg:y2="0.794cm" draw:start-shape="id6" draw:start-glue-point="5" draw:end-shape="id7" draw:end-glue-point="4" svg:d="M7366 2380h1016v-1586h-1016" svg:viewBox="0 0 1017 1587">
          <text:p/>
        </draw:connector>
        <draw:connector draw:style-name="gr3" draw:text-style-name="P1" draw:layer="layout" draw:line-skew="0.24cm" svg:x1="7.366cm" svg:y1="1.11cm" svg:x2="7.366cm" svg:y2="2.699cm" draw:start-shape="id7" draw:start-glue-point="5" draw:end-shape="id8" draw:end-glue-point="4" svg:d="M7366 1110h767v1589h-767" svg:viewBox="0 0 768 1590">
          <text:p/>
        </draw:connector>
        <draw:connector draw:style-name="gr1" draw:text-style-name="P1" draw:layer="layout" svg:x1="7.366cm" svg:y1="4.285cm" svg:x2="7.366cm" svg:y2="4.92cm" draw:start-shape="id2" draw:start-glue-point="5" draw:end-shape="id9" draw:end-glue-point="5" svg:d="M7366 4285h527v635h-527" svg:viewBox="0 0 528 636">
          <text:p/>
        </draw:connector>
        <draw:custom-shape draw:style-name="gr4" draw:text-style-name="P4" draw:layer="layout" svg:width="1.905cm" svg:height="1.27cm" svg:x="0cm" svg:y="0cm">
          <text:p text:style-name="P3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762cm" svg:height="0.635cm" svg:x="1.143cm" svg:y="0.635cm">
          <text:p text:style-name="P5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3" draw:id="id3" draw:layer="layout" svg:width="0.762cm" svg:height="0.635cm" svg:x="1.143cm" svg:y="0cm">
          <text:p text:style-name="P5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4.699cm" svg:height="0.635cm" svg:x="2.105cm" svg:y="7.801cm">
          <text:p text:style-name="P5"><text:span text:style-name="T2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1.905cm" svg:height="0.635cm" svg:x="1.543cm" svg:y="7.801cm">
          <text:p text:style-name="P5"><text:span text:style-name="T2">Off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27cm" svg:height="0.635cm" svg:x="5.534cm" svg:y="7.801cm">
          <text:p text:style-name="P5"><text:span text:style-name="T2">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3.81cm" svg:height="1.27cm" svg:x="2.178cm" svg:y="6.277cm">
          <text:p text:style-name="P3"><text:span text:style-name="T1">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1.905cm" svg:height="0.635cm" svg:x="4.083cm" svg:y="6.912cm">
          <text:p text:style-name="P5"><text:span text:style-name="T2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1.905cm" svg:height="0.635cm" svg:x="4.083cm" svg:y="6.277cm">
          <text:p text:style-name="P5"><text:span text:style-name="T2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3.81cm" svg:height="1.27cm" svg:x="2.178cm" svg:y="6.277cm">
          <text:p text:style-name="P3"><text:span text:style-name="T1">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2.159cm" svg:height="0.635cm" svg:x="3.829cm" svg:y="6.912cm">
          <text:p text:style-name="P5"><text:span text:style-name="T2">Off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2.159cm" svg:height="0.635cm" svg:x="3.829cm" svg:y="6.277cm">
          <text:p text:style-name="P5"><text:span text:style-name="T2">Poi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905cm" svg:height="1.27cm" svg:x="0cm" svg:y="1.27cm">
          <text:p text:style-name="P3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762cm" svg:height="0.635cm" svg:x="1.143cm" svg:y="1.905cm">
          <text:p text:style-name="P5"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10" draw:id="id10" draw:layer="layout" svg:width="0.762cm" svg:height="0.635cm" svg:x="1.143cm" svg:y="1.27cm">
          <text:p text:style-name="P5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905cm" svg:height="1.27cm" svg:x="0cm" svg:y="2.54cm">
          <text:p text:style-name="P3"><text:span text:style-name="T1">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762cm" svg:height="0.635cm" svg:x="1.143cm" svg:y="3.175cm">
          <text:p text:style-name="P5"><text:span text:style-name="T2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12" draw:id="id12" draw:layer="layout" svg:width="0.762cm" svg:height="0.635cm" svg:x="1.143cm" svg:y="2.54cm">
          <text:p text:style-name="P5"><text:span text:style-name="T2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905cm" svg:height="1.27cm" svg:x="0cm" svg:y="3.81cm">
          <text:p text:style-name="P3"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762cm" svg:height="0.635cm" svg:x="1.143cm" svg:y="4.445cm">
          <text:p text:style-name="P5"><text:span text:style-name="T2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0.762cm" svg:height="0.635cm" svg:x="1.143cm" svg:y="3.81cm">
          <text:p text:style-name="P5"><text:span text:style-name="T2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2.286cm" svg:height="0.635cm" svg:x="5.08cm" svg:y="0cm">
          <text:p text:style-name="P5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4" draw:id="id4" draw:layer="layout" svg:width="0.762cm" svg:height="0.635cm" svg:x="5.08cm" svg:y="0cm">
          <text:p text:style-name="P5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2.286cm" svg:height="0.635cm" svg:x="5.08cm" svg:y="0.635cm">
          <text:p text:style-name="P5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762cm" svg:height="0.635cm" svg:x="5.08cm" svg:y="0.635cm">
          <text:p text:style-name="P5"><text:span text:style-name="T2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2.286cm" svg:height="0.635cm" svg:x="5.08cm" svg:y="1.27cm">
          <text:p text:style-name="P5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11" draw:id="id11" draw:layer="layout" svg:width="0.762cm" svg:height="0.635cm" svg:x="5.08cm" svg:y="1.27cm">
          <text:p text:style-name="P5"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2.286cm" svg:height="0.635cm" svg:x="5.08cm" svg:y="1.905cm">
          <text:p text:style-name="P5">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762cm" svg:height="0.635cm" svg:x="5.08cm" svg:y="1.905cm">
          <text:p text:style-name="P5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2.286cm" svg:height="0.635cm" svg:x="5.08cm" svg:y="2.54cm">
          <text:p text:style-name="P5"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762cm" svg:height="0.635cm" svg:x="5.08cm" svg:y="2.54cm">
          <text:p text:style-name="P5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2.286cm" svg:height="0.635cm" svg:x="5.08cm" svg:y="3.175cm">
          <text:p text:style-name="P5"><text:span text:style-name="T2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13" draw:id="id13" draw:layer="layout" svg:width="0.762cm" svg:height="0.635cm" svg:x="5.08cm" svg:y="3.175cm">
          <text:p text:style-name="P5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2.286cm" svg:height="0.635cm" svg:x="5.08cm" svg:y="3.81cm">
          <text:p text:style-name="P5"><text:span text:style-name="T2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762cm" svg:height="0.635cm" svg:x="5.08cm" svg:y="3.81cm">
          <text:p text:style-name="P5"><text:span text:style-name="T2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2.286cm" svg:height="0.635cm" svg:x="5.08cm" svg:y="4.445cm">
          <text:p text:style-name="P5"><text:span text:style-name="T2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762cm" svg:height="0.635cm" svg:x="5.08cm" svg:y="4.445cm">
          <text:p text:style-name="P5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5" draw:id="id5" draw:layer="layout" svg:width="0.762cm" svg:height="0.635cm" svg:x="6.604cm" svg:y="0cm">
          <draw:glue-point draw:id="4" svg:x="5.001cm" svg:y="-2.5cm"/>
          <draw:glue-point draw:id="5" svg:x="5.001cm" svg:y="2.5cm"/>
          <text:p text:style-name="P5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7" draw:id="id7" draw:layer="layout" svg:width="0.762cm" svg:height="0.635cm" svg:x="6.604cm" svg:y="0.635cm">
          <draw:glue-point draw:id="4" svg:x="5.001cm" svg:y="-2.5cm"/>
          <draw:glue-point draw:id="5" svg:x="5.001cm" svg:y="2.5cm"/>
          <text:p text:style-name="P5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1" draw:id="id1" draw:layer="layout" svg:width="0.762cm" svg:height="0.635cm" svg:x="6.604cm" svg:y="1.27cm">
          <draw:glue-point draw:id="4" svg:x="5.001cm" svg:y="-2.5cm"/>
          <draw:glue-point draw:id="5" svg:x="5.001cm" svg:y="2.5cm"/>
          <text:p text:style-name="P5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6" draw:id="id6" draw:layer="layout" svg:width="0.762cm" svg:height="0.635cm" svg:x="6.604cm" svg:y="1.905cm">
          <draw:glue-point draw:id="4" svg:x="5.001cm" svg:y="-2.5cm"/>
          <draw:glue-point draw:id="5" svg:x="5.001cm" svg:y="2.5cm"/>
          <text:p text:style-name="P5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8" draw:id="id8" draw:layer="layout" svg:width="0.762cm" svg:height="0.635cm" svg:x="6.604cm" svg:y="2.54cm">
          <draw:glue-point draw:id="4" svg:x="5.001cm" svg:y="-2.5cm"/>
          <draw:glue-point draw:id="5" svg:x="5.001cm" svg:y="2.5cm"/>
          <text:p text:style-name="P5"><text:span text:style-name="T3">-1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762cm" svg:height="0.635cm" svg:x="6.604cm" svg:y="3.175cm">
          <draw:glue-point draw:id="4" svg:x="5.001cm" svg:y="-2.5cm"/>
          <draw:glue-point draw:id="5" svg:x="5.001cm" svg:y="2.5cm"/>
          <text:p text:style-name="P5"><text:span text:style-name="T3">-1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2" draw:id="id2" draw:layer="layout" svg:width="0.762cm" svg:height="0.635cm" svg:x="6.604cm" svg:y="3.81cm">
          <draw:glue-point draw:id="4" svg:x="5.001cm" svg:y="-2.5cm"/>
          <draw:glue-point draw:id="5" svg:x="5.001cm" svg:y="2.5cm"/>
          <text:p text:style-name="P5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9" draw:id="id9" draw:layer="layout" svg:width="0.762cm" svg:height="0.635cm" svg:x="6.604cm" svg:y="4.445cm">
          <draw:glue-point draw:id="4" svg:x="5.001cm" svg:y="-2.5cm"/>
          <draw:glue-point draw:id="5" svg:x="5.001cm" svg:y="2.5cm"/>
          <text:p text:style-name="P5"><text:span text:style-name="T3">-1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1.905cm" svg:y1="1.587cm" svg:x2="5.08cm" svg:y2="1.587cm" draw:start-shape="id10" draw:start-glue-point="1" draw:end-shape="id11" draw:end-glue-point="3" svg:d="M1905 1587h527 2121 527" svg:viewBox="0 0 3176 1">
          <text:p/>
        </draw:connector>
        <draw:frame draw:style-name="gr16" draw:text-style-name="P10" draw:layer="layout" svg:width="5.461cm" svg:height="1.052cm" svg:x="1.57cm" svg:y="5.207cm">
          <draw:text-box>
            <text:p text:style-name="P5"><text:span text:style-name="T4">Value Legend</text:span></text:p>
          </draw:text-box>
        </draw:frame>
        <draw:connector draw:style-name="gr2" draw:text-style-name="P2" draw:layer="layout" draw:type="lines" draw:line-skew="0cm -0.362cm" svg:x1="1.905cm" svg:y1="2.857cm" svg:x2="5.08cm" svg:y2="3.492cm" draw:start-shape="id12" draw:start-glue-point="1" draw:end-shape="id13" draw:end-glue-point="3" svg:d="M1905 2857h527l1759 635h889" svg:viewBox="0 0 3176 63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3465a4" draw:fill-gradient-name="Gradient_20_1" draw:fill-hatch-name="Hatching_20_1" draw:fill-image-name="Bitmap_20_1" draw:textarea-vertical-align="top" draw:auto-grow-height="true" fo:padding-top="0.127cm" fo:padding-bottom="2.159cm" text:animation-delay="P0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.763cm" fo:page-height="8.63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7-15T11:55:34.175454787</meta:creation-date>
    <dc:date>2019-08-28T03:02:01.125728231</dc:date>
    <meta:editing-duration>PT7H21M53S</meta:editing-duration>
    <meta:editing-cycles>37</meta:editing-cycles>
    <meta:generator>LibreOffice/6.3.0.4$Linux_X86_64 LibreOffice_project/30$Build-4</meta:generator>
    <meta:document-statistic meta:object-count="54"/>
  </office:meta>
</office:document-meta>
</file>